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8096" officeooo:paragraph-rsid="000e8096"/>
    </style:style>
    <style:style style:name="P2" style:family="paragraph" style:parent-style-name="Standard">
      <style:text-properties officeooo:rsid="000e822c" officeooo:paragraph-rsid="000e822c"/>
    </style:style>
    <style:style style:name="P3" style:family="paragraph" style:parent-style-name="Standard">
      <style:text-properties officeooo:rsid="000ea058" officeooo:paragraph-rsid="000ea058"/>
    </style:style>
    <style:style style:name="P4" style:family="paragraph" style:parent-style-name="Standard">
      <style:text-properties officeooo:rsid="0010332b" officeooo:paragraph-rsid="0010332b"/>
    </style:style>
    <style:style style:name="P5" style:family="paragraph" style:parent-style-name="Standard">
      <style:text-properties officeooo:rsid="00113258" officeooo:paragraph-rsid="00113258"/>
    </style:style>
    <style:style style:name="P6" style:family="paragraph" style:parent-style-name="Standard">
      <style:text-properties officeooo:rsid="00130024" officeooo:paragraph-rsid="00130024"/>
    </style:style>
    <style:style style:name="P7" style:family="paragraph" style:parent-style-name="Standard">
      <style:text-properties officeooo:rsid="001346cf" officeooo:paragraph-rsid="001346cf"/>
    </style:style>
    <style:style style:name="P8" style:family="paragraph" style:parent-style-name="Preformatted_20_Text">
      <style:paragraph-properties fo:margin-top="0in" fo:margin-bottom="0.1965in" loext:contextual-spacing="false" fo:text-align="start" style:justify-single-word="false" style:writing-mode="lr-tb"/>
    </style:style>
    <style:style style:name="P9" style:family="paragraph" style:parent-style-name="Standard">
      <style:paragraph-properties fo:text-align="start" style:justify-single-word="false"/>
      <style:text-properties officeooo:paragraph-rsid="0015e9ca"/>
    </style:style>
    <style:style style:name="P10" style:family="paragraph" style:parent-style-name="Standard">
      <style:paragraph-properties fo:text-align="center" style:justify-single-word="false"/>
      <style:text-properties officeooo:paragraph-rsid="0015e9ca"/>
    </style:style>
    <style:style style:name="T1" style:family="text">
      <style:text-properties officeooo:rsid="00136fcb"/>
    </style:style>
    <style:style style:name="T2" style:family="text">
      <style:text-properties fo:language="en" fo:country="US"/>
    </style:style>
    <style:style style:name="T3" style:family="text">
      <style:text-properties style:text-underline-style="solid" style:text-underline-width="auto" style:text-underline-color="font-color" fo:font-weight="bold" officeooo:rsid="00149065"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e is studying 1 year spanish. She’s from Norwich and her name is Amy and the name her sister is Olivia.</text:p>
      <text:p text:style-name="P1"/>
      <text:p text:style-name="P1">Her food favorite in Spain is chorizo and Jamon.</text:p>
      <text:p text:style-name="P1"/>
      <text:p text:style-name="P1">She had study languages.</text:p>
      <text:p text:style-name="P1"/>
      <text:p text:style-name="P2">She have 3 cats.</text:p>
      <text:p text:style-name="P2"/>
      <text:p text:style-name="P2">She think that Spanish is very hard because our grammatic is very dificult, we eat the letters, we speak very fast, etc.</text:p>
      <text:p text:style-name="P2"/>
      <text:p text:style-name="P3">She only listen country music.</text:p>
      <text:p text:style-name="P3"/>
      <text:p text:style-name="P3">She prefer hot weather.</text:p>
      <text:p text:style-name="P3"/>
      <text:p text:style-name="P4">She like play tennis.</text:p>
      <text:p text:style-name="P4"/>
      <text:p text:style-name="P4">The last week she gone to beach Cadiz.</text:p>
      <text:p text:style-name="P4"/>
      <text:p text:style-name="P4">She don’t understand how we can live here on Summer, the hot here is very high.</text:p>
      <text:p text:style-name="P4"/>
      <text:p text:style-name="P5">She use a lot of social media.</text:p>
      <text:p text:style-name="P4"/>
      <text:p text:style-name="P6">She like the street of Sevilla and Spain.</text:p>
      <text:p text:style-name="P4"/>
      <text:p text:style-name="P7">Her name is Amy, <text:span text:style-name="T1">she’s 21 years old and she’s from Norwich.</text:span></text:p>
      <text:p text:style-name="P4"/>
      <text:p text:style-name="P10"><text:span text:style-name="T3">REDACTION</text:span></text:p>
      <text:p text:style-name="P10"><text:span text:style-name="T3"/></text:p>
      <text:p text:style-name="P9"><text:bookmark text:name="tw-target-text"/><text:span text:style-name="T2">Amy comes once every 2 weeks. She is from Norwich, England. She is 21 years old and her sister is Olivia. She likes Spain and its streets, but she does not understand how we can handle the heat, we told her we are going to the beach. She went to the beach last week, to Cadiz. He loves jamon and chorizo ​​here in Spain. She has studied languages ​​but says that Spanish is very difficult because we speak very fast and we eat the letters, she has 3 cats. Use social networks a lot and play tennis. This has told us this week.</text:span></text:p>
      <text:p text:style-name="P3"/>
      <text:p text:style-name="P3"/>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2:48:03.093587816</meta:creation-date>
    <dc:date>2018-11-03T12:57:40.088053853</dc:date>
    <meta:editing-duration>PT8M29S</meta:editing-duration>
    <meta:editing-cycles>5</meta:editing-cycles>
    <meta:generator>LibreOffice/5.2.7.2$Linux_X86_64 LibreOffice_project/20m0$Build-2</meta:generator>
    <meta:document-statistic meta:table-count="0" meta:image-count="0" meta:object-count="0" meta:page-count="1" meta:paragraph-count="15" meta:word-count="228" meta:character-count="1169" meta:non-whitespace-character-count="952"/>
  </office:meta>
</office:document-meta>
</file>